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81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11.9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07in" fo:break-before="auto" style:use-optimal-row-height="true"/>
    </style:style>
    <style:style style:name="ro3" style:family="table-row">
      <style:table-row-properties style:row-height="0.15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 &amp; Source</text:p>
          </table:table-cell>
        </table:table-row>
        <table:table-row table:style-name="ro1">
          <table:table-cell office:value-type="string" calcext:value-type="string">
            <text:p>Bird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CAD</text:p>
          </table:table-cell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ood screw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XIAO nRF52840 &amp; Wio-SX1262</text:p>
            <text:p>Hybrid system with MC and 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</table:table-row>
        <table:table-row table:style-name="ro3">
          <table:table-cell office:value-type="string" calcext:value-type="string">
            <text:p>INA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</table:table-row>
        <table:table-row table:style-name="ro1">
          <table:table-cell office:value-type="string" calcext:value-type="string">
            <text:p>LoRa Antennas 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</table:table-row>
        <table:table-row table:style-name="ro1">
          <table:table-cell office:value-type="string" calcext:value-type="string">
            <text:p>N female to ipe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04544654739.html" xlink:type="simple">https://www.aliexpress.com/item/1005004544654739.html</text:a>  needs parametrr</text:p>
          </table:table-cell>
        </table:table-row>
        <table:table-row table:style-name="ro1">
          <table:table-cell office:value-type="string" calcext:value-type="string">
            <text:p>9V Solar pa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10604550294.html" xlink:type="simple">https://www.aliexpress.com/item/1005010604550294.html</text:a>  ??</text:p>
          </table:table-cell>
        </table:table-row>
        <table:table-row table:style-name="ro1">
          <table:table-cell office:value-type="string" calcext:value-type="string">
            <text:p>9V MPPT Char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06026796945.html" xlink:type="simple">https://www.aliexpress.com/item/1005006026796945.html</text:a>  9V</text:p>
          </table:table-cell>
        </table:table-row>
        <table:table-row table:style-name="ro1">
          <table:table-cell office:value-type="string" calcext:value-type="string">
            <text:p>2S LTO Battery (super saf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ryone should have so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T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1005003298176141.html" xlink:type="simple">https://www.aliexpress.com/item/1005003298176141.html</text:a></text:p>
          </table:table-cell>
        </table:table-row>
        <table:table-row table:style-name="ro1">
          <table:table-cell office:value-type="string" calcext:value-type="string">
            <text:p>SGP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1005003297423079.html" xlink:type="simple">https://www.aliexpress.com/item/1005003297423079.html</text:a></text:p>
          </table:table-cell>
        </table:table-row>
        <table:table-row table:style-name="ro1">
          <table:table-cell office:value-type="string" calcext:value-type="string">
            <text:p>Groove cab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luded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21:15:06.040062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1:21:09.518095020</meta:creation-date>
    <meta:generator>LibreOffice/25.8.4.2$Linux_X86_64 LibreOffice_project/580$Build-2</meta:generator>
    <dc:date>2026-03-08T21:44:30.365440147</dc:date>
    <meta:editing-duration>P3DT5H55M31S</meta:editing-duration>
    <meta:editing-cycles>6</meta:editing-cycles>
    <meta:document-statistic meta:table-count="1" meta:cell-count="43" meta:object-count="0"/>
  </office:meta>
</office:document-meta>
</file>